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716cm" table:align="left"/>
    </style:style>
    <style:style style:name="Table1.A" style:family="table-column">
      <style:table-column-properties style:column-width="10.716cm"/>
    </style:style>
    <style:style style:name="Table1.A1" style:family="table-cell">
      <style:table-cell-properties style:vertical-align="middle" fo:background-color="#2b2b2b" fo:padding="0cm" fo:border="none">
        <style:background-image/>
      </style:table-cell-properties>
    </style:style>
    <style:style style:name="Table2" style:family="table">
      <style:table-properties style:width="16.498cm" table:align="left"/>
    </style:style>
    <style:style style:name="Table2.A" style:family="table-column">
      <style:table-column-properties style:column-width="16.498cm"/>
    </style:style>
    <style:style style:name="Table2.A1" style:family="table-cell">
      <style:table-cell-properties style:vertical-align="middle" fo:background-color="#2b2b2b" fo:padding="0cm" fo:border="none">
        <style:background-image/>
      </style:table-cell-properties>
    </style:style>
    <style:style style:name="Table3" style:family="table">
      <style:table-properties style:width="9.671cm" table:align="left"/>
    </style:style>
    <style:style style:name="Table3.A" style:family="table-column">
      <style:table-column-properties style:column-width="9.671cm"/>
    </style:style>
    <style:style style:name="Table3.A1" style:family="table-cell">
      <style:table-cell-properties style:vertical-align="middle" fo:background-color="#2b2b2b" fo:padding="0cm" fo:border="none">
        <style:background-image/>
      </style:table-cell-properties>
    </style:style>
    <style:style style:name="Table4" style:family="table">
      <style:table-properties style:width="9.864cm" table:align="left"/>
    </style:style>
    <style:style style:name="Table4.A" style:family="table-column">
      <style:table-column-properties style:column-width="9.864cm"/>
    </style:style>
    <style:style style:name="Table4.A1" style:family="table-cell">
      <style:table-cell-properties style:vertical-align="middle" fo:background-color="#2b2b2b" fo:padding="0cm" fo:border="none">
        <style:background-image/>
      </style:table-cell-properties>
    </style:style>
    <style:style style:name="Table5" style:family="table">
      <style:table-properties style:width="7.304cm" table:align="left"/>
    </style:style>
    <style:style style:name="Table5.A" style:family="table-column">
      <style:table-column-properties style:column-width="7.304cm"/>
    </style:style>
    <style:style style:name="Table5.A1" style:family="table-cell">
      <style:table-cell-properties style:vertical-align="middle" fo:background-color="#2b2b2b" fo:padding="0cm" fo:border="none">
        <style:background-image/>
      </style:table-cell-properties>
    </style:style>
    <style:style style:name="Table6" style:family="table">
      <style:table-properties style:width="11.529cm" table:align="left"/>
    </style:style>
    <style:style style:name="Table6.A" style:family="table-column">
      <style:table-column-properties style:column-width="11.529cm"/>
    </style:style>
    <style:style style:name="Table6.A1" style:family="table-cell">
      <style:table-cell-properties style:vertical-align="middle" fo:background-color="#2b2b2b" fo:padding="0cm" fo:border="none">
        <style:background-image/>
      </style:table-cell-properties>
    </style:style>
    <style:style style:name="Table7" style:family="table">
      <style:table-properties style:width="11.008cm" table:align="left"/>
    </style:style>
    <style:style style:name="Table7.A" style:family="table-column">
      <style:table-column-properties style:column-width="11.008cm"/>
    </style:style>
    <style:style style:name="Table7.A1" style:family="table-cell">
      <style:table-cell-properties style:vertical-align="middle" fo:background-color="#2b2b2b" fo:padding="0cm" fo:border="none">
        <style:background-image/>
      </style:table-cell-properties>
    </style:style>
    <style:style style:name="Table8" style:family="table">
      <style:table-properties style:width="8.1cm" table:align="left"/>
    </style:style>
    <style:style style:name="Table8.A" style:family="table-column">
      <style:table-column-properties style:column-width="8.1cm"/>
    </style:style>
    <style:style style:name="Table8.A1" style:family="table-cell">
      <style:table-cell-properties style:vertical-align="middle" fo:background-color="#2b2b2b" fo:padding="0cm" fo:border="none">
        <style:background-image/>
      </style:table-cell-properties>
    </style:style>
    <style:style style:name="Table9" style:family="table">
      <style:table-properties style:width="12.554cm" table:align="left"/>
    </style:style>
    <style:style style:name="Table9.A" style:family="table-column">
      <style:table-column-properties style:column-width="12.554cm"/>
    </style:style>
    <style:style style:name="Table9.A1" style:family="table-cell">
      <style:table-cell-properties style:vertical-align="middle" fo:background-color="#2b2b2b" fo:padding="0cm" fo:border="none">
        <style:background-image/>
      </style:table-cell-properties>
    </style:style>
    <style:style style:name="Table10" style:family="table">
      <style:table-properties style:width="13.585cm" table:align="left"/>
    </style:style>
    <style:style style:name="Table10.A" style:family="table-column">
      <style:table-column-properties style:column-width="13.585cm"/>
    </style:style>
    <style:style style:name="Table10.A1" style:family="table-cell">
      <style:table-cell-properties style:vertical-align="middle" fo:background-color="#2b2b2b" fo:padding="0cm" fo:border="none">
        <style:background-image/>
      </style:table-cell-properties>
    </style:style>
    <style:style style:name="Table11" style:family="table">
      <style:table-properties style:width="13.577cm" table:align="left"/>
    </style:style>
    <style:style style:name="Table11.A" style:family="table-column">
      <style:table-column-properties style:column-width="13.577cm"/>
    </style:style>
    <style:style style:name="Table11.A1" style:family="table-cell">
      <style:table-cell-properties style:vertical-align="middle" fo:background-color="#2b2b2b" fo:padding="0cm" fo:border="none">
        <style:background-image/>
      </style:table-cell-properties>
    </style:style>
    <style:style style:name="Table12" style:family="table">
      <style:table-properties style:width="9.215cm" table:align="left"/>
    </style:style>
    <style:style style:name="Table12.A" style:family="table-column">
      <style:table-column-properties style:column-width="9.215cm"/>
    </style:style>
    <style:style style:name="Table12.A1" style:family="table-cell">
      <style:table-cell-properties style:vertical-align="middle" fo:background-color="#2b2b2b" fo:padding="0cm" fo:border="none">
        <style:background-image/>
      </style:table-cell-properties>
    </style:style>
    <style:style style:name="Table13" style:family="table">
      <style:table-properties style:width="12.046cm" table:align="left"/>
    </style:style>
    <style:style style:name="Table13.A" style:family="table-column">
      <style:table-column-properties style:column-width="12.046cm"/>
    </style:style>
    <style:style style:name="Table13.A1" style:family="table-cell">
      <style:table-cell-properties style:vertical-align="middle" fo:background-color="#2b2b2b" fo:padding="0cm" fo:border="none">
        <style:background-image/>
      </style:table-cell-properties>
    </style:style>
    <style:style style:name="Table14" style:family="table">
      <style:table-properties style:width="16.133cm" table:align="left"/>
    </style:style>
    <style:style style:name="Table14.A" style:family="table-column">
      <style:table-column-properties style:column-width="16.133cm"/>
    </style:style>
    <style:style style:name="Table14.A1" style:family="table-cell">
      <style:table-cell-properties style:vertical-align="middle" fo:background-color="#2b2b2b" fo:padding="0cm" fo:border="none">
        <style:background-image/>
      </style:table-cell-properties>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6"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7"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a9b7c6" style:text-line-through-style="none" style:text-line-through-type="none" style:font-name="Arial" fo:font-size="9pt" fo:font-style="normal" style:text-underline-style="none" fo:font-weight="normal" style:text-blinking="false" fo:background-color="#2b2b2b"/>
    </style:style>
    <style:style style:name="P14" style:family="paragraph" style:parent-style-name="Text_20_body">
      <style:paragraph-properties fo:margin-top="0cm" fo:margin-bottom="0cm" loext:contextual-spacing="false" fo:line-height="138%" style:writing-mode="lr-tb"/>
    </style:style>
    <style:style style:name="P15" style:family="paragraph" style:parent-style-name="Table_20_Contents">
      <style:paragraph-properties fo:margin-top="0cm" fo:margin-bottom="0cm" loext:contextual-spacing="false" fo:line-height="138%" style:writing-mode="lr-tb"/>
    </style:style>
    <style:style style:name="T1" style:family="text">
      <style:text-properties fo:font-variant="normal" fo:text-transform="none" fo:color="#bababa" style:text-line-through-style="none" style:text-line-through-type="none" style:font-name="Consolas" fo:font-size="9pt" fo:font-style="normal" style:text-underline-style="none" fo:font-weight="normal" style:text-blinking="false" fo:background-color="#2b2b2b" loext:char-shading-value="0"/>
    </style:style>
    <style:style style:name="T2" style:family="text">
      <style:text-properties fo:font-variant="normal" fo:text-transform="none" fo:color="#bababa" style:text-line-through-style="none" style:text-line-through-type="none" style:font-name="Consolas" fo:font-size="9pt" fo:font-style="normal" style:text-underline-style="none" fo:font-weight="bold" style:text-blinking="false" fo:background-color="#2b2b2b" loext:char-shading-value="0"/>
    </style:style>
    <style:style style:name="T3" style:family="text">
      <style:text-properties fo:font-variant="normal" fo:text-transform="none" fo:color="#bababa" style:text-line-through-style="none" style:text-line-through-type="none" style:font-name="Consolas" fo:font-size="9pt" fo:font-style="italic" style:text-underline-style="none" fo:font-weight="normal" style:text-blinking="false" fo:background-color="#2b2b2b" loext:char-shading-value="0"/>
    </style:style>
    <style:style style:name="T4" style:family="text">
      <style:text-properties fo:font-variant="normal" fo:text-transform="none" fo:color="#bababa" style:text-line-through-style="none" style:text-line-through-type="none" style:font-name="Consolas" fo:font-size="11pt" fo:font-style="normal" style:text-underline-style="none" fo:font-weight="bold" style:text-blinking="false" fo:background-color="#2b2b2b" loext:char-shading-value="0"/>
    </style:style>
    <style:style style:name="T5" style:family="text">
      <style:text-properties fo:font-variant="normal" fo:text-transform="none" fo:color="#bababa" style:text-line-through-style="none" style:text-line-through-type="none" style:font-name="Consolas" fo:font-size="11pt" fo:font-style="normal" style:text-underline-style="none" fo:font-weight="normal" style:text-blinking="false" fo:background-color="#2b2b2b" loext:char-shading-value="0"/>
    </style:style>
    <style:style style:name="T6" style:family="text">
      <style:text-properties fo:font-variant="normal" fo:text-transform="none" fo:color="#bababa" style:text-line-through-style="none" style:text-line-through-type="none" style:text-underline-style="none" style:text-blinking="false" fo:background-color="#2b2b2b" loext:char-shading-value="0"/>
    </style:style>
    <style:style style:name="T7" style:family="text">
      <style:text-properties fo:font-variant="normal" fo:text-transform="none" fo:color="#cb7832" style:text-line-through-style="none" style:text-line-through-type="none" style:font-name="Consolas" fo:font-size="9pt" fo:font-style="normal" style:text-underline-style="none" fo:font-weight="normal" style:text-blinking="false" fo:background-color="#2b2b2b" loext:char-shading-value="0"/>
    </style:style>
    <style:style style:name="T8" style:family="text">
      <style:text-properties fo:font-variant="normal" fo:text-transform="none" fo:color="#cb7832" style:text-line-through-style="none" style:text-line-through-type="none" style:font-name="Consolas" fo:font-size="9pt" fo:font-style="normal" style:text-underline-style="none" fo:font-weight="bold" style:text-blinking="false" fo:background-color="#2b2b2b" loext:char-shading-value="0"/>
    </style:style>
    <style:style style:name="T9" style:family="text">
      <style:text-properties fo:font-variant="normal" fo:text-transform="none" fo:color="#cb7832" style:text-line-through-style="none" style:text-line-through-type="none" style:font-name="Consolas" fo:font-size="9pt" fo:font-style="italic" style:text-underline-style="none" fo:font-weight="normal" style:text-blinking="false" fo:background-color="#2b2b2b" loext:char-shading-value="0"/>
    </style:style>
    <style:style style:name="T10" style:family="text">
      <style:text-properties fo:font-variant="normal" fo:text-transform="none" fo:color="#cb7832" style:text-line-through-style="none" style:text-line-through-type="none" style:font-name="Consolas" fo:font-size="11pt" fo:font-style="normal" style:text-underline-style="none" fo:font-weight="normal" style:text-blinking="false" fo:background-color="#2b2b2b" loext:char-shading-value="0"/>
    </style:style>
    <style:style style:name="T11" style:family="text">
      <style:text-properties fo:font-variant="normal" fo:text-transform="none" fo:color="#6a8759" style:text-line-through-style="none" style:text-line-through-type="none" style:font-name="Consolas" fo:font-size="9pt" fo:font-style="normal" style:text-underline-style="none" fo:font-weight="normal" style:text-blinking="false" fo:background-color="#2b2b2b" loext:char-shading-value="0"/>
    </style:style>
    <style:style style:name="T12" style:family="text">
      <style:text-properties fo:font-variant="normal" fo:text-transform="none" fo:color="#6a8759" style:text-line-through-style="none" style:text-line-through-type="none" style:font-name="Consolas" fo:font-size="9pt" fo:font-style="normal" style:text-underline-style="none" fo:font-weight="bold" style:text-blinking="false" fo:background-color="#2b2b2b" loext:char-shading-value="0"/>
    </style:style>
    <style:style style:name="T13" style:family="text">
      <style:text-properties fo:font-variant="normal" fo:text-transform="none" fo:color="#6a8759" style:text-line-through-style="none" style:text-line-through-type="none" style:font-name="Consolas" fo:font-size="9pt" fo:font-style="italic" style:text-underline-style="none" fo:font-weight="normal" style:text-blinking="false" fo:background-color="#2b2b2b" loext:char-shading-value="0"/>
    </style:style>
    <style:style style:name="T14" style:family="text">
      <style:text-properties fo:font-variant="normal" fo:text-transform="none" fo:color="#6a8759" style:text-line-through-style="none" style:text-line-through-type="none" style:font-name="Consolas" fo:font-size="11pt" fo:font-style="normal" style:text-underline-style="none" fo:font-weight="normal" style:text-blinking="false" fo:background-color="#2b2b2b"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b9b9b9" style:text-line-through-style="none" style:text-line-through-type="none" style:font-name="Consolas" fo:font-size="9pt" fo:font-style="normal" style:text-underline-style="none" fo:font-weight="normal" style:text-blinking="false" fo:background-color="#2b2b2b" loext:char-shading-value="0"/>
    </style:style>
    <style:style style:name="T20" style:family="text">
      <style:text-properties fo:font-variant="normal" fo:text-transform="none" fo:color="#7f7f7f" style:text-line-through-style="none" style:text-line-through-type="none" style:font-name="Consolas" fo:font-size="9pt" fo:font-style="normal" style:text-underline-style="none" fo:font-weight="normal" style:text-blinking="false" fo:background-color="#2b2b2b" loext:char-shading-value="0"/>
    </style:style>
    <style:style style:name="T21" style:family="text">
      <style:text-properties fo:font-variant="normal" fo:text-transform="none" fo:color="#7f7f7f" style:text-line-through-style="none" style:text-line-through-type="none" style:font-name="Consolas" fo:font-size="9pt" fo:font-style="normal" style:text-underline-style="none" fo:font-weight="bold" style:text-blinking="false" fo:background-color="#2b2b2b" loext:char-shading-value="0"/>
    </style:style>
    <style:style style:name="T22" style:family="text">
      <style:text-properties fo:font-variant="normal" fo:text-transform="none" fo:color="#e0c46c" style:text-line-through-style="none" style:text-line-through-type="none" style:font-name="Consolas" fo:font-size="9pt" fo:font-style="normal" style:text-underline-style="none" fo:font-weight="normal" style:text-blinking="false" fo:background-color="#2b2b2b" loext:char-shading-value="0"/>
    </style:style>
    <style:style style:name="T23" style:family="text">
      <style:text-properties fo:font-variant="normal" fo:text-transform="none" fo:color="#e0c46c" style:text-line-through-style="none" style:text-line-through-type="none" style:font-name="Consolas" fo:font-size="9pt" fo:font-style="normal" style:text-underline-style="none" fo:font-weight="bold" style:text-blinking="false" fo:background-color="#2b2b2b" loext:char-shading-value="0"/>
    </style:style>
    <style:style style:name="T2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fo:color="#6896ba" style:text-line-through-style="none" style:text-line-through-type="none" style:font-name="Consolas" fo:font-size="9pt" fo:font-style="normal" style:text-underline-style="none" fo:font-weight="normal" style:text-blinking="false" fo:background-color="#2b2b2b"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a41082a-7fff-d681-c400-108f7cd4394f"/>POS Quickstart</text:p>
      <text:p text:style-name="Text_20_body"/>
      <text:list xml:id="list3900549180" text:style-name="L1">
        <text:list-item>
          <text:p text:style-name="P3">For adding new javascript files or style sheet files to pos assets.</text:p>
        </text:list-item>
      </text:list>
      <text:p text:style-name="Text_20_body"/>
      <text:p text:style-name="P9">First, you need to inherit the existing pos assets as:</text:p>
      <text:p text:style-name="P12">    </text:p>
      <table:table table:name="Table1" table:style-name="Table1">
        <table:table-column table:style-name="Table1.A"/>
        <table:table-row>
          <table:table-cell table:style-name="Table1.A1" office:value-type="string">
            <text:p text:style-name="P15"><text:span text:style-name="T1">&lt;</text:span><text:span text:style-name="T7">template</text:span><text:span text:style-name="T6"> </text:span><text:span text:style-name="T1">id=</text:span><text:span text:style-name="T11">"assets"</text:span><text:span text:style-name="T6"> </text:span><text:span text:style-name="T1">inherit_id=</text:span><text:span text:style-name="T11">"point_of_sale.assets"</text:span><text:span text:style-name="T1">&gt;<text:line-break/>&lt;/</text:span><text:span text:style-name="T7">template</text:span><text:span text:style-name="T1">&gt;</text:span></text:p>
          </table:table-cell>
        </table:table-row>
      </table:table>
      <text:p text:style-name="Text_20_body"/>
      <text:p text:style-name="P14"><text:span text:style-name="T15">For adding new stylesheet file or javascript file you have </text:span><text:span text:style-name="T17">&lt;xpath/&gt;</text:span><text:span text:style-name="T18"> </text:span><text:span text:style-name="T15">inside the assets as follows.</text:span></text:p>
      <text:p text:style-name="P1"/>
      <table:table table:name="Table2" table:style-name="Table2">
        <table:table-column table:style-name="Table2.A"/>
        <table:table-row>
          <table:table-cell table:style-name="Table2.A1" office:value-type="string">
            <text:p text:style-name="P15"><text:span text:style-name="T3">&lt;</text:span><text:span text:style-name="T9">template</text:span><text:span text:style-name="T6"> </text:span><text:span text:style-name="T3">id=</text:span><text:span text:style-name="T13">"assets"</text:span><text:span text:style-name="T6"> </text:span><text:span text:style-name="T3">inherit_id=</text:span><text:span text:style-name="T13">"point_of_sale.assets"</text:span><text:span text:style-name="T3">&gt;<text:line-break/></text:span><text:span text:style-name="T6">  </text:span><text:span text:style-name="T3">&lt;</text:span><text:span text:style-name="T9">xpath</text:span><text:span text:style-name="T6"> </text:span><text:span text:style-name="T3">expr=</text:span><text:span text:style-name="T13">"."</text:span><text:span text:style-name="T6"> </text:span><text:span text:style-name="T3">position=</text:span><text:span text:style-name="T13">"inside"</text:span><text:span text:style-name="T3">&gt;<text:line-break/></text:span><text:span text:style-name="T6">        </text:span><text:span text:style-name="T3">&lt;</text:span><text:span text:style-name="T9">script</text:span><text:span text:style-name="T6"> </text:span><text:span text:style-name="T3">type=</text:span><text:span text:style-name="T13">"text/javascript"</text:span><text:span text:style-name="T6"> </text:span><text:span text:style-name="T3">src=</text:span><text:span text:style-name="T13">"/pos_test/static/src/js/pos.js"</text:span><text:span text:style-name="T6"> </text:span><text:span text:style-name="T3">/&gt;<text:line-break/></text:span><text:span text:style-name="T6">        </text:span><text:span text:style-name="T3">&lt;</text:span><text:span text:style-name="T9">link</text:span><text:span text:style-name="T6"> </text:span><text:span text:style-name="T3">rel=</text:span><text:span text:style-name="T13">"stylesheet"</text:span><text:span text:style-name="T6"> </text:span><text:span text:style-name="T3">href=</text:span><text:span text:style-name="T13">"/pos_test/static/src/css/style.css"</text:span><text:span text:style-name="T6"> </text:span><text:span text:style-name="T3">id=</text:span><text:span text:style-name="T13">"stylesheet"</text:span><text:span text:style-name="T6"> </text:span><text:span text:style-name="T3">/&gt;<text:line-break/></text:span><text:span text:style-name="T6">  </text:span><text:span text:style-name="T3">&lt;/</text:span><text:span text:style-name="T9">xpath</text:span><text:span text:style-name="T3">&gt;<text:line-break/>&lt;/</text:span><text:span text:style-name="T9">template</text:span><text:span text:style-name="T3">&gt;</text:span></text:p>
          </table:table-cell>
        </table:table-row>
      </table:table>
      <text:p text:style-name="Text_20_body"/>
      <text:list xml:id="list2340378110" text:style-name="L2">
        <text:list-item>
          <text:p text:style-name="P4">Creating a Javascript file.</text:p>
        </text:list-item>
      </text:list>
      <text:p text:style-name="Text_20_body"/>
      <text:p text:style-name="P9">For creating a new javascript files, you have to define the js file as follows.</text:p>
      <text:p text:style-name="P1"/>
      <table:table table:name="Table3" table:style-name="Table3">
        <table:table-column table:style-name="Table3.A"/>
        <table:table-row>
          <table:table-cell table:style-name="Table3.A1" office:value-type="string">
            <text:p text:style-name="P15"><text:span text:style-name="T1">odoo.define(</text:span><text:span text:style-name="T11">'js_module_name'</text:span><text:span text:style-name="T1">, </text:span><text:span text:style-name="T7">function</text:span><text:span text:style-name="T6"> </text:span><text:span text:style-name="T1">(</text:span><text:span text:style-name="T19">require</text:span><text:span text:style-name="T1">) {<text:line-break/></text:span><text:span text:style-name="T20">"use strict"</text:span><text:span text:style-name="T1">;<text:line-break/></text:span><text:span text:style-name="T7">var</text:span><text:span text:style-name="T6"> </text:span><text:span text:style-name="T1">A = </text:span><text:span text:style-name="T22">require</text:span><text:span text:style-name="T1">(</text:span><text:span text:style-name="T11">'js_module_name_A'</text:span><text:span text:style-name="T1">);<text:line-break/></text:span><text:span text:style-name="T7">var</text:span><text:span text:style-name="T6"> </text:span><text:span text:style-name="T1">B = </text:span><text:span text:style-name="T22">require</text:span><text:span text:style-name="T1">(</text:span><text:span text:style-name="T11">'js_module_name_B'</text:span><text:span text:style-name="T1">);<text:line-break/></text:span><text:span text:style-name="T22">require</text:span><text:span text:style-name="T1">(</text:span><text:span text:style-name="T11">'js_module_name_C'</text:span><text:span text:style-name="T1">);<text:line-break/><text:line-break/></text:span><text:span text:style-name="T20">// some code</text:span><text:span text:style-name="T1"><text:line-break/></text:span><text:span text:style-name="T7">return</text:span><text:span text:style-name="T6"> </text:span><text:span text:style-name="T1">something;<text:line-break/>});</text:span></text:p>
          </table:table-cell>
        </table:table-row>
      </table:table>
      <text:p text:style-name="Text_20_body"/>
      <text:p text:style-name="P9">You have to use </text:p>
      <text:p text:style-name="P1"/>
      <table:table table:name="Table4" table:style-name="Table4">
        <table:table-column table:style-name="Table4.A"/>
        <table:table-row>
          <table:table-cell table:style-name="Table4.A1" office:value-type="string">
            <text:p text:style-name="P15"><text:span text:style-name="T1">odoo.define(</text:span><text:span text:style-name="T11">'js_module_name'</text:span><text:span text:style-name="T1">, </text:span><text:span text:style-name="T7">function</text:span><text:span text:style-name="T6"> </text:span><text:span text:style-name="T1">(</text:span><text:span text:style-name="T19">require</text:span><text:span text:style-name="T1">) { <text:line-break/></text:span><text:span text:style-name="T6">                </text:span><text:span text:style-name="T1"># some codes<text:line-break/>}); </text:span></text:p>
          </table:table-cell>
        </table:table-row>
      </table:table>
      <text:p text:style-name="Text_20_body"/>
      <text:p text:style-name="P9">For adding a new js file. For using an already defined module inside another one you can use the following syntax.</text:p>
      <text:p text:style-name="P1"><text:soft-page-break/></text:p>
      <table:table table:name="Table5" table:style-name="Table5">
        <table:table-column table:style-name="Table5.A"/>
        <table:table-row>
          <table:table-cell table:style-name="Table5.A1" office:value-type="string">
            <text:p text:style-name="P15"><text:span text:style-name="T7">var</text:span><text:span text:style-name="T6"> </text:span><text:span text:style-name="T22">module</text:span><text:span text:style-name="T6"> </text:span><text:span text:style-name="T1">= </text:span><text:span text:style-name="T22">require</text:span><text:span text:style-name="T1">(</text:span><text:span text:style-name="T11">'js_module_name'</text:span><text:span text:style-name="T1">)</text:span></text:p>
          </table:table-cell>
        </table:table-row>
      </table:table>
      <text:p text:style-name="Text_20_body"><text:line-break/></text:p>
      <text:list xml:id="list4200479877" text:style-name="L3">
        <text:list-item>
          <text:p text:style-name="P5">POS Inheritance</text:p>
        </text:list-item>
      </text:list>
      <text:p text:style-name="P14"><text:span text:style-name="T15">POS has two types of classes: </text:span><text:span text:style-name="T16">Models</text:span><text:span text:style-name="T15">, </text:span><text:span text:style-name="T16">Widget</text:span><text:span text:style-name="T15">. Extending those classes are slightly different.</text:span></text:p>
      <text:p text:style-name="Text_20_body"/>
      <text:list xml:id="list4215307477" text:style-name="L4">
        <text:list-item>
          <text:p text:style-name="P10">POS Models</text:p>
        </text:list-item>
      </text:list>
      <text:p text:style-name="Text_20_body"/>
      <text:p text:style-name="P9">Model classes work with data only and don’t work with UI directly.</text:p>
      <text:p text:style-name="Text_20_body"/>
      <text:p text:style-name="P9">To extend that kind of class, you need to use the extend method. It creates a copy of the class with the redefined method. Normally, you need to override the original class with the updated one. Also, to call the original method, and put the original class to a variable.</text:p>
      <text:p text:style-name="P1"/>
      <table:table table:name="Table6" table:style-name="Table6">
        <table:table-column table:style-name="Table6.A"/>
        <table:table-row>
          <table:table-cell table:style-name="Table6.A1" office:value-type="string">
            <text:p text:style-name="P15"><text:span text:style-name="T1">odoo.define(</text:span><text:span text:style-name="T11">'pos_debt_notebook.pos'</text:span><text:span text:style-name="T1">, </text:span><text:span text:style-name="T7">function</text:span><text:span text:style-name="T6"> </text:span><text:span text:style-name="T1">(</text:span><text:span text:style-name="T19">require</text:span><text:span text:style-name="T1">) {<text:line-break/></text:span><text:span text:style-name="T20">"use strict"</text:span><text:span text:style-name="T1">;<text:line-break/><text:line-break/></text:span><text:span text:style-name="T6">  </text:span><text:span text:style-name="T7">var</text:span><text:span text:style-name="T6"> </text:span><text:span text:style-name="T1">models = </text:span><text:span text:style-name="T22">require</text:span><text:span text:style-name="T1">(</text:span><text:span text:style-name="T11">'point_of_sale.models'</text:span><text:span text:style-name="T1">);<text:line-break/><text:line-break/></text:span><text:span text:style-name="T6">  </text:span><text:span text:style-name="T20">// save original class</text:span><text:span text:style-name="T1"><text:line-break/></text:span><text:span text:style-name="T6">  </text:span><text:span text:style-name="T7">var</text:span><text:span text:style-name="T6"> </text:span><text:span text:style-name="T1">_super_posmodel = models.PosModel.prototype;<text:line-break/></text:span><text:span text:style-name="T6">  </text:span><text:span text:style-name="T20">// override original class with extended one</text:span><text:span text:style-name="T1"><text:line-break/></text:span><text:span text:style-name="T6">  </text:span><text:span text:style-name="T1">models.PosModel = models.PosModel.extend({<text:line-break/></text:span><text:span text:style-name="T6">  </text:span><text:span text:style-name="T1">initialize: </text:span><text:span text:style-name="T7">function</text:span><text:span text:style-name="T6"> </text:span><text:span text:style-name="T1">(</text:span><text:span text:style-name="T19">session, attributes</text:span><text:span text:style-name="T1">) {<text:line-break/></text:span><text:span text:style-name="T6">    </text:span><text:span text:style-name="T7">var</text:span><text:span text:style-name="T6"> </text:span><text:span text:style-name="T1">self = </text:span><text:span text:style-name="T7">this</text:span><text:span text:style-name="T1">;<text:line-break/></text:span><text:span text:style-name="T6">    </text:span><text:span text:style-name="T20">// some new code in this method</text:span><text:span text:style-name="T1"><text:line-break/></text:span><text:span text:style-name="T6">    </text:span><text:span text:style-name="T1">models.load_fields(</text:span><text:span text:style-name="T11">'product.product'</text:span><text:span text:style-name="T1">,[</text:span><text:span text:style-name="T11">'credit_product'</text:span><text:span text:style-name="T1">]);<text:line-break/></text:span><text:span text:style-name="T6">    </text:span><text:span text:style-name="T20">// call original method via "apply"</text:span><text:span text:style-name="T1"><text:line-break/></text:span><text:span text:style-name="T6">    </text:span><text:span text:style-name="T1">_super_posmodel.initialize.apply(</text:span><text:span text:style-name="T7">this</text:span><text:span text:style-name="T1">, </text:span><text:span text:style-name="T22">arguments</text:span><text:span text:style-name="T1">);<text:line-break/></text:span><text:span text:style-name="T6">  </text:span><text:span text:style-name="T1">},<text:line-break/>})</text:span></text:p>
          </table:table-cell>
        </table:table-row>
      </table:table>
      <text:p text:style-name="Text_20_body"/>
      <text:list xml:id="list1152761256" text:style-name="L5">
        <text:list-item>
          <text:p text:style-name="P11">POS Widgets</text:p>
        </text:list-item>
      </text:list>
      <text:p text:style-name="Text_20_body"/>
      <text:p text:style-name="P9">Widget classes work with UI.</text:p>
      <text:p text:style-name="Text_20_body"/>
      <text:p text:style-name="P9">Widget extend is much easier than Model extending: just use include and _super.</text:p>
      <text:p text:style-name="P1"/>
      <table:table table:name="Table7" table:style-name="Table7">
        <table:table-column table:style-name="Table7.A"/>
        <text:soft-page-break/>
        <table:table-row>
          <table:table-cell table:style-name="Table7.A1" office:value-type="string">
            <text:p text:style-name="P15"><text:span text:style-name="T1">odoo.define(</text:span><text:span text:style-name="T11">'pos_debt_notebook.pos'</text:span><text:span text:style-name="T1">, </text:span><text:span text:style-name="T7">function</text:span><text:span text:style-name="T6"> </text:span><text:span text:style-name="T1">(</text:span><text:span text:style-name="T19">require</text:span><text:span text:style-name="T1">) {<text:line-break/></text:span><text:span text:style-name="T20">"use strict"</text:span><text:span text:style-name="T1">;<text:line-break/></text:span><text:span text:style-name="T7">var</text:span><text:span text:style-name="T6"> </text:span><text:span text:style-name="T1">screens = </text:span><text:span text:style-name="T22">require</text:span><text:span text:style-name="T1">(</text:span><text:span text:style-name="T11">'point_of_sale.screens'</text:span><text:span text:style-name="T1">);<text:line-break/><text:line-break/></text:span><text:span text:style-name="T20">// "include" updates original method</text:span><text:span text:style-name="T1"><text:line-break/>screens.PaymentScreenWidget.include({<text:line-break/></text:span><text:span text:style-name="T6">  </text:span><text:span text:style-name="T1">init: </text:span><text:span text:style-name="T7">function</text:span><text:span text:style-name="T1">(</text:span><text:span text:style-name="T19">parent, options</text:span><text:span text:style-name="T1">) {<text:line-break/></text:span><text:span text:style-name="T6">  </text:span><text:span text:style-name="T20">// call super in a easy way</text:span><text:span text:style-name="T1"><text:line-break/></text:span><text:span text:style-name="T6">  </text:span><text:span text:style-name="T7">this</text:span><text:span text:style-name="T1">._super(parent, options);<text:line-break/></text:span><text:span text:style-name="T6">  </text:span><text:span text:style-name="T20">// add some new code</text:span><text:span text:style-name="T1"><text:line-break/></text:span><text:span text:style-name="T6">  </text:span><text:span text:style-name="T7">this</text:span><text:span text:style-name="T1">.pos.on(</text:span><text:span text:style-name="T11">'updateDebtHistory'</text:span><text:span text:style-name="T1">, </text:span><text:span text:style-name="T7">function</text:span><text:span text:style-name="T1">(</text:span><text:span text:style-name="T19">partner_ids</text:span><text:span text:style-name="T1">){<text:line-break/></text:span><text:span text:style-name="T6">    </text:span><text:span text:style-name="T7">this</text:span><text:span text:style-name="T1">.update_debt_history(partner_ids);<text:line-break/></text:span><text:span text:style-name="T6">    </text:span><text:span text:style-name="T1">}, </text:span><text:span text:style-name="T7">this</text:span><text:span text:style-name="T1">);<text:line-break/></text:span><text:span text:style-name="T6">  </text:span><text:span text:style-name="T1">},<text:line-break/>})<text:line-break/>})</text:span></text:p>
          </table:table-cell>
        </table:table-row>
      </table:table>
      <text:p text:style-name="Text_20_body"/>
      <text:list xml:id="list3432661146" text:style-name="L6">
        <text:list-item>
          <text:p text:style-name="P6">Action Buttons</text:p>
        </text:list-item>
      </text:list>
      <text:p text:style-name="Text_20_body"/>
      <text:p text:style-name="P9">Action buttons are located above Numpad in pos screen. These buttons only show ups.</text:p>
      <text:p text:style-name="P14"><text:span text:style-name="T15">To create a Button you need to inherit </text:span><text:span text:style-name="T16">ActionButtonWidget</text:span><text:span text:style-name="T18"> </text:span><text:span text:style-name="T15">Class, select define_action_button and choose the necessary action after the pressing corresponding button.</text:span></text:p>
      <text:p text:style-name="Text_20_body"/>
      <text:p text:style-name="P9">For creating an action button first you need to create a template for the button.</text:p>
      <text:p text:style-name="P1"/>
      <table:table table:name="Table8" table:style-name="Table8">
        <table:table-column table:style-name="Table8.A"/>
        <table:table-row>
          <table:table-cell table:style-name="Table8.A1" office:value-type="string">
            <text:p text:style-name="P15"><text:span text:style-name="T1">&lt;</text:span><text:span text:style-name="T7">t</text:span><text:span text:style-name="T6"> </text:span><text:span text:style-name="T1">t-name=</text:span><text:span text:style-name="T11">"PopupButton"</text:span><text:span text:style-name="T1">&gt;<text:line-break/>&lt;</text:span><text:span text:style-name="T7">div</text:span><text:span text:style-name="T6"> </text:span><text:span text:style-name="T1">class=</text:span><text:span text:style-name="T11">"control-button"</text:span><text:span text:style-name="T1">&gt;<text:line-break/></text:span><text:span text:style-name="T6">  </text:span><text:span text:style-name="T1">&lt;</text:span><text:span text:style-name="T7">i</text:span><text:span text:style-name="T6"> </text:span><text:span text:style-name="T1">class=</text:span><text:span text:style-name="T11">"fa fa-list-alt"</text:span><text:span text:style-name="T6"> </text:span><text:span text:style-name="T1">/&gt; Popup Button<text:line-break/>&lt;/</text:span><text:span text:style-name="T7">div</text:span><text:span text:style-name="T1">&gt;<text:line-break/>&lt;/</text:span><text:span text:style-name="T7">t</text:span><text:span text:style-name="T1">&gt;</text:span></text:p>
          </table:table-cell>
        </table:table-row>
      </table:table>
      <text:p text:style-name="Text_20_body"/>
      <text:p text:style-name="P9">After creating a template do the js part as follows,</text:p>
      <text:p text:style-name="P1"/>
      <table:table table:name="Table9" table:style-name="Table9">
        <table:table-column table:style-name="Table9.A"/>
        <table:table-row>
          <table:table-cell table:style-name="Table9.A1" office:value-type="string">
            <text:p text:style-name="P15"><text:span text:style-name="T1">odoo.define(</text:span><text:span text:style-name="T11">'pos_popup_button'</text:span><text:span text:style-name="T1">, </text:span><text:span text:style-name="T7">function</text:span><text:span text:style-name="T6"> </text:span><text:span text:style-name="T1">(</text:span><text:span text:style-name="T19">require</text:span><text:span text:style-name="T1">){<text:line-break/></text:span><text:span text:style-name="T11">'use_strict'</text:span><text:span text:style-name="T1">;<text:line-break/><text:line-break/></text:span><text:span text:style-name="T7">var</text:span><text:span text:style-name="T6"> </text:span><text:span text:style-name="T1">screens = </text:span><text:span text:style-name="T22">require</text:span><text:span text:style-name="T1">(</text:span><text:span text:style-name="T11">'point_of_sale.screens'</text:span><text:span text:style-name="T1">);<text:line-break/><text:line-break/></text:span><text:span text:style-name="T20">//declare a new variable and inherit ActionButtonWidget</text:span><text:span text:style-name="T1"><text:line-break/><text:line-break/></text:span><text:span text:style-name="T7">var</text:span><text:span text:style-name="T6"> </text:span><text:span text:style-name="T1">PopupButton = screens.ActionButtonWidget.extend({<text:line-break/></text:span><text:span text:style-name="T20">/*<text:line-break/></text:span><text:soft-page-break/><text:span text:style-name="T20">Thus PopupButton contains all methods from ActionButtonWidget.<text:line-break/>Now we need to define Template for our button,<text:line-break/>where the type of button you can find in Qweb (see below)<text:line-break/>*/</text:span><text:span text:style-name="T1"><text:line-break/><text:line-break/>template: </text:span><text:span text:style-name="T11">'PopupButton'</text:span><text:span text:style-name="T1">,<text:line-break/></text:span><text:span text:style-name="T20">/*<text:line-break/>We also need to choose the Action,<text:line-break/>which which will be executed after we click the button.<text:line-break/>For this purpose, we define the button_click method, where<text:line-break/>where name - Button name; widget - Button object;<text:line-break/>condition - Condition, which calls the button to show up<text:line-break/>(in our case, setting on show_popup_button option in POS config).<text:line-break/>*/</text:span><text:span text:style-name="T1"><text:line-break/><text:line-break/>button_click: </text:span><text:span text:style-name="T7">function</text:span><text:span text:style-name="T6"> </text:span><text:span text:style-name="T1">() {<text:line-break/></text:span><text:span text:style-name="T7">this</text:span><text:span text:style-name="T1">.gui.show_popup(</text:span><text:span text:style-name="T11">'confirm'</text:span><text:span text:style-name="T1">, {<text:line-break/></text:span><text:span text:style-name="T6">  </text:span><text:span text:style-name="T11">'title'</text:span><text:span text:style-name="T1">: </text:span><text:span text:style-name="T11">'Popup'</text:span><text:span text:style-name="T1">,<text:line-break/></text:span><text:span text:style-name="T6">  </text:span><text:span text:style-name="T11">'body'</text:span><text:span text:style-name="T1">: </text:span><text:span text:style-name="T11">'Opening popup after clicking on the button'</text:span><text:span text:style-name="T1">,<text:line-break/></text:span><text:span text:style-name="T6">  </text:span><text:span text:style-name="T1">});<text:line-break/></text:span><text:span text:style-name="T6">  </text:span><text:span text:style-name="T1">}<text:line-break/>});<text:line-break/><text:line-break/>screens.define_action_button({<text:line-break/></text:span><text:span text:style-name="T11">'name'</text:span><text:span text:style-name="T1">: </text:span><text:span text:style-name="T11">'popup_button'</text:span><text:span text:style-name="T1">,<text:line-break/></text:span><text:span text:style-name="T11">'widget'</text:span><text:span text:style-name="T1">: PopupButton,<text:line-break/></text:span><text:span text:style-name="T11">'condition'</text:span><text:span text:style-name="T1">: </text:span><text:span text:style-name="T7">function</text:span><text:span text:style-name="T6"> </text:span><text:span text:style-name="T1">() {<text:line-break/></text:span><text:span text:style-name="T7">return</text:span><text:span text:style-name="T6"> </text:span><text:span text:style-name="T7">this</text:span><text:span text:style-name="T1">.pos.config.popup_button;<text:line-break/></text:span><text:span text:style-name="T6">  </text:span><text:span text:style-name="T1">},<text:line-break/></text:span><text:span text:style-name="T6">  </text:span><text:span text:style-name="T1">});<text:line-break/></text:span><text:span text:style-name="T7">return</text:span><text:span text:style-name="T6"> </text:span><text:span text:style-name="T1">PopupButton;<text:line-break/>});</text:span></text:p>
          </table:table-cell>
        </table:table-row>
      </table:table>
      <text:p text:style-name="Text_20_body"/>
      <text:p text:style-name="P9">The result of the above will be an action button with a popup.</text:p>
      <text:p text:style-name="Text_20_body"/>
      <text:p text:style-name="P14"><text:span text:style-name="T15">Refer the blog </text:span><text:a xlink:type="simple" xlink:href="https://www.cybrosys.com/blog/how-to-add-pop-up-widget-in-odoo-pos" text:style-name="Internet_20_link" text:visited-style-name="Visited_20_Internet_20_Link"><text:span text:style-name="T24">https://www.cybrosys.com/blog/how-to-add-pop-up-widget-in-odoo-pos</text:span></text:a><text:span text:style-name="T18"> </text:span><text:span text:style-name="T15">which shows how to Create Custom Pop-Ups.</text:span></text:p>
      <text:p text:style-name="Text_20_body"/>
      <text:list xml:id="list2944142071" text:style-name="L7">
        <text:list-item>
          <text:p text:style-name="P7">Creating Custom Screens</text:p>
        </text:list-item>
      </text:list>
      <text:p text:style-name="P12"> </text:p>
      <text:p text:style-name="P9">We can also create custom screen in pos.</text:p>
      <text:p text:style-name="P9">For creating custom screens first we need to define Qweb templates for that.</text:p>
      <text:p text:style-name="P1"/>
      <table:table table:name="Table10" table:style-name="Table10">
        <table:table-column table:style-name="Table10.A"/>
        <text:soft-page-break/>
        <table:table-row>
          <table:table-cell table:style-name="Table10.A1" office:value-type="string">
            <text:p text:style-name="P15"><text:span text:style-name="T1">&lt;</text:span><text:span text:style-name="T7">t</text:span><text:span text:style-name="T6"> </text:span><text:span text:style-name="T1">t-name=</text:span><text:span text:style-name="T11">"CustomScreenWidget"</text:span><text:span text:style-name="T1">&gt;<text:line-break/>&lt;</text:span><text:span text:style-name="T7">div</text:span><text:span text:style-name="T6"> </text:span><text:span text:style-name="T1">class=</text:span><text:span text:style-name="T11">"custom-screen screen"</text:span><text:span text:style-name="T1">&gt;<text:line-break/></text:span><text:span text:style-name="T6">  </text:span><text:span text:style-name="T1">&lt;</text:span><text:span text:style-name="T7">div</text:span><text:span text:style-name="T6"> </text:span><text:span text:style-name="T1">class=</text:span><text:span text:style-name="T11">"screen-content"</text:span><text:span text:style-name="T1">&gt;<text:line-break/></text:span><text:span text:style-name="T6">      </text:span><text:span text:style-name="T1">&lt;</text:span><text:span text:style-name="T7">section</text:span><text:span text:style-name="T6"> </text:span><text:span text:style-name="T1">class=</text:span><text:span text:style-name="T11">"top-content"</text:span><text:span text:style-name="T1">&gt;<text:line-break/></text:span><text:span text:style-name="T6">        </text:span><text:span text:style-name="T1">&lt;</text:span><text:span text:style-name="T7">span</text:span><text:span text:style-name="T6"> </text:span><text:span text:style-name="T1">class=</text:span><text:span text:style-name="T11">"button back"</text:span><text:span text:style-name="T1">&gt;<text:line-break/></text:span><text:span text:style-name="T6">          </text:span><text:span text:style-name="T1">&lt;</text:span><text:span text:style-name="T7">i</text:span><text:span text:style-name="T6"> </text:span><text:span text:style-name="T1">class=</text:span><text:span text:style-name="T11">"fa fa-angle-double-left"</text:span><text:span text:style-name="T6"> </text:span><text:span text:style-name="T1">/&gt;<text:line-break/></text:span><text:span text:style-name="T6">            </text:span><text:span text:style-name="T1">Cancel<text:line-break/></text:span><text:span text:style-name="T6">        </text:span><text:span text:style-name="T1">&lt;/</text:span><text:span text:style-name="T7">span</text:span><text:span text:style-name="T1">&gt;<text:line-break/></text:span><text:span text:style-name="T6">        </text:span><text:span text:style-name="T1">&lt;</text:span><text:span text:style-name="T7">span</text:span><text:span text:style-name="T6"> </text:span><text:span text:style-name="T1">class=</text:span><text:span text:style-name="T11">"button next oe_hidden highlight"</text:span><text:span text:style-name="T1">&gt;<text:line-break/></text:span><text:span text:style-name="T6">            </text:span><text:span text:style-name="T1">Apply<text:line-break/></text:span><text:span text:style-name="T6">          </text:span><text:span text:style-name="T1">&lt;</text:span><text:span text:style-name="T7">i</text:span><text:span text:style-name="T6"> </text:span><text:span text:style-name="T1">class=</text:span><text:span text:style-name="T11">"fa fa-angle-double-right"</text:span><text:span text:style-name="T6"> </text:span><text:span text:style-name="T1">/&gt;<text:line-break/></text:span><text:span text:style-name="T6">        </text:span><text:span text:style-name="T1">&lt;/</text:span><text:span text:style-name="T7">span</text:span><text:span text:style-name="T1">&gt;<text:line-break/></text:span><text:span text:style-name="T6">      </text:span><text:span text:style-name="T1">&lt;/</text:span><text:span text:style-name="T7">section</text:span><text:span text:style-name="T1">&gt;<text:line-break/></text:span><text:span text:style-name="T6">      </text:span><text:span text:style-name="T1">&lt;</text:span><text:span text:style-name="T7">section</text:span><text:span text:style-name="T6"> </text:span><text:span text:style-name="T1">class=</text:span><text:span text:style-name="T11">"full-content"</text:span><text:span text:style-name="T1">&gt;<text:line-break/></text:span><text:span text:style-name="T6">        </text:span><text:span text:style-name="T1">&lt;</text:span><text:span text:style-name="T7">div</text:span><text:span text:style-name="T6"> </text:span><text:span text:style-name="T1">class=</text:span><text:span text:style-name="T11">"window"</text:span><text:span text:style-name="T1">&gt;<text:line-break/></text:span><text:span text:style-name="T6">          </text:span><text:span text:style-name="T1">&lt;</text:span><text:span text:style-name="T7">section</text:span><text:span text:style-name="T6"> </text:span><text:span text:style-name="T1">class=</text:span><text:span text:style-name="T11">"subwindow collapsed"</text:span><text:span text:style-name="T1">&gt;<text:line-break/></text:span><text:span text:style-name="T6">            </text:span><text:span text:style-name="T1">&lt;</text:span><text:span text:style-name="T7">div</text:span><text:span text:style-name="T6"> </text:span><text:span text:style-name="T1">class=</text:span><text:span text:style-name="T11">"subwindow-container collapsed"</text:span><text:span text:style-name="T1">&gt;<text:line-break/></text:span><text:span text:style-name="T6">              </text:span><text:span text:style-name="T1">&lt;</text:span><text:span text:style-name="T7">div</text:span><text:span text:style-name="T6"> </text:span><text:span text:style-name="T1">class=</text:span><text:span text:style-name="T11">"subwindow-container-fix custom-details-contents"</text:span><text:span text:style-name="T6"> </text:span><text:span text:style-name="T1">/&gt;<text:line-break/></text:span><text:span text:style-name="T6">            </text:span><text:span text:style-name="T1">&lt;/</text:span><text:span text:style-name="T7">div</text:span><text:span text:style-name="T1">&gt;<text:line-break/></text:span><text:span text:style-name="T6">          </text:span><text:span text:style-name="T1">&lt;/</text:span><text:span text:style-name="T7">section</text:span><text:span text:style-name="T1">&gt;<text:line-break/></text:span><text:span text:style-name="T6">        </text:span><text:span text:style-name="T1">&lt;/</text:span><text:span text:style-name="T7">div</text:span><text:span text:style-name="T1">&gt;<text:line-break/></text:span><text:span text:style-name="T6">      </text:span><text:span text:style-name="T1">&lt;/</text:span><text:span text:style-name="T7">section</text:span><text:span text:style-name="T1">&gt;<text:line-break/>&lt;/</text:span><text:span text:style-name="T7">div</text:span><text:span text:style-name="T1">&gt;<text:line-break/>&lt;/</text:span><text:span text:style-name="T7">t</text:span><text:span text:style-name="T1">&gt;</text:span></text:p>
          </table:table-cell>
        </table:table-row>
      </table:table>
      <text:p text:style-name="Text_20_body"/>
      <text:p text:style-name="P9">In the js part, we have to first add the existing screens and gui as follows</text:p>
      <text:p text:style-name="P1"/>
      <table:table table:name="Table11" table:style-name="Table11">
        <table:table-column table:style-name="Table11.A"/>
        <table:table-row>
          <table:table-cell table:style-name="Table11.A1" office:value-type="string">
            <text:p text:style-name="P15"><text:span text:style-name="T8">var</text:span><text:span text:style-name="T6"> </text:span><text:span text:style-name="T2">screens = </text:span><text:span text:style-name="T23">require</text:span><text:span text:style-name="T2">(</text:span><text:span text:style-name="T12">'point_of_sale.screens'</text:span><text:span text:style-name="T2">);<text:line-break/></text:span><text:span text:style-name="T8">var</text:span><text:span text:style-name="T6"> </text:span><text:span text:style-name="T2">gui = </text:span><text:span text:style-name="T23">require</text:span><text:span text:style-name="T2">(</text:span><text:span text:style-name="T12">'point_of_sale.gui'</text:span><text:span text:style-name="T2">);<text:line-break/></text:span><text:span text:style-name="T8">var</text:span><text:span text:style-name="T6"> </text:span><text:span text:style-name="T2">CustomScreenWidget = screens.ScreenWidget.extend({<text:line-break/></text:span><text:span text:style-name="T6">  </text:span><text:span text:style-name="T21">// provide the template</text:span><text:span text:style-name="T2"><text:line-break/></text:span><text:span text:style-name="T6">  </text:span><text:span text:style-name="T2">template: </text:span><text:span text:style-name="T12">'CustomScreenWidget'</text:span><text:span text:style-name="T2"><text:line-break/></text:span><text:span text:style-name="T6">  </text:span><text:span text:style-name="T21">// super the renderElement for giving back and next actions</text:span><text:span text:style-name="T2"><text:line-break/></text:span><text:span text:style-name="T6">  </text:span><text:span text:style-name="T2">renderElement: </text:span><text:span text:style-name="T8">function</text:span><text:span text:style-name="T6"> </text:span><text:span text:style-name="T2">() {<text:line-break/></text:span><text:span text:style-name="T6">    </text:span><text:span text:style-name="T8">this</text:span><text:span text:style-name="T2">._super();<text:line-break/><text:line-break/></text:span><text:span text:style-name="T6">      </text:span><text:span text:style-name="T8">this</text:span><text:span text:style-name="T2">.$(</text:span><text:span text:style-name="T12">'.back'</text:span><text:span text:style-name="T2">).click(</text:span><text:span text:style-name="T8">function</text:span><text:span text:style-name="T6"> </text:span><text:span text:style-name="T2">() {<text:line-break/></text:span><text:span text:style-name="T6">    </text:span><text:span text:style-name="T2">self.gui.back();<text:line-break/></text:span><text:span text:style-name="T6">      </text:span><text:span text:style-name="T2">});<text:line-break/></text:span><text:soft-page-break/><text:span text:style-name="T2"><text:line-break/></text:span><text:span text:style-name="T6">      </text:span><text:span text:style-name="T8">this</text:span><text:span text:style-name="T2">.$(</text:span><text:span text:style-name="T12">'.next'</text:span><text:span text:style-name="T2">).click(</text:span><text:span text:style-name="T8">function</text:span><text:span text:style-name="T6"> </text:span><text:span text:style-name="T2">() {<text:line-break/></text:span><text:span text:style-name="T6">    </text:span><text:span text:style-name="T21">// some actions</text:span><text:span text:style-name="T2"><text:line-break/></text:span><text:span text:style-name="T6">    </text:span><text:span text:style-name="T2">});<text:line-break/></text:span><text:span text:style-name="T6">  </text:span><text:span text:style-name="T2">},<text:line-break/>});<text:line-break/></text:span><text:span text:style-name="T21">// define the newly created screen</text:span><text:span text:style-name="T2"><text:line-break/>gui.define_screen({name:</text:span><text:span text:style-name="T12">'custom_screen'</text:span><text:span text:style-name="T2">, widget: CustomScreenWidget});</text:span></text:p>
          </table:table-cell>
        </table:table-row>
      </table:table>
      <text:p text:style-name="P9">In order to open Custom Screen you need to call the next function (for example after click to the Action button):</text:p>
      <text:p text:style-name="P1"/>
      <table:table table:name="Table12" table:style-name="Table12">
        <table:table-column table:style-name="Table12.A"/>
        <table:table-row>
          <table:table-cell table:style-name="Table12.A1" office:value-type="string">
            <text:p text:style-name="P15"><text:span text:style-name="T10">this</text:span><text:span text:style-name="T5">.gui.show_screen(</text:span><text:span text:style-name="T14">'custom_screen'</text:span><text:span text:style-name="T5">);</text:span></text:p>
          </table:table-cell>
        </table:table-row>
      </table:table>
      <text:p text:style-name="Text_20_body"/>
      <text:list xml:id="list2175533281" text:style-name="L8">
        <text:list-item>
          <text:p text:style-name="P8">Loading data to POS</text:p>
        </text:list-item>
      </text:list>
      <text:p text:style-name="Text_20_body"/>
      <text:p text:style-name="P9">If we’ve added a new field in the backend and want them to be presented in the POS we can use load_fields method.</text:p>
      <text:p text:style-name="P1"/>
      <table:table table:name="Table13" table:style-name="Table13">
        <table:table-column table:style-name="Table13.A"/>
        <table:table-row>
          <table:table-cell table:style-name="Table13.A1" office:value-type="string">
            <text:p text:style-name="P15"><text:span text:style-name="T7">var</text:span><text:span text:style-name="T6"> </text:span><text:span text:style-name="T1">models = </text:span><text:span text:style-name="T22">require</text:span><text:span text:style-name="T1">(</text:span><text:span text:style-name="T11">'point_of_sale.models'</text:span><text:span text:style-name="T1">);<text:line-break/>models.load_fields(</text:span><text:span text:style-name="T11">'account.journal'</text:span><text:span text:style-name="T1">, [</text:span><text:span text:style-name="T11">'debt'</text:span><text:span text:style-name="T1">, </text:span><text:span text:style-name="T11">'debt_limit'</text:span><text:span text:style-name="T1">]);</text:span></text:p>
          </table:table-cell>
        </table:table-row>
      </table:table>
      <text:p text:style-name="Text_20_body"/>
      <text:p text:style-name="P9">First, you need to add the model as shown above. In the above example, we have added ‘debit’ and ‘debit_limit’ fields to pos.</text:p>
      <text:p text:style-name="Text_20_body"/>
      <text:p text:style-name="P9">In order to upload a new model into POS we use.</text:p>
      <table:table table:name="Table14" table:style-name="Table14">
        <table:table-column table:style-name="Table14.A"/>
        <table:table-row>
          <table:table-cell table:style-name="Table14.A1" office:value-type="string">
            <text:p text:style-name="P15"><text:span text:style-name="T1">models.load_models([{<text:line-break/></text:span><text:span text:style-name="T6">  </text:span><text:span text:style-name="T1">model:  </text:span><text:span text:style-name="T11">'hr.employee'</text:span><text:span text:style-name="T1">,<text:line-break/></text:span><text:span text:style-name="T6">  </text:span><text:span text:style-name="T1">fields: [</text:span><text:span text:style-name="T11">'name'</text:span><text:span text:style-name="T1">, </text:span><text:span text:style-name="T11">'id'</text:span><text:span text:style-name="T1">, </text:span><text:span text:style-name="T11">'user_id'</text:span><text:span text:style-name="T1">],<text:line-break/></text:span><text:span text:style-name="T6">  </text:span><text:span text:style-name="T1">domain: </text:span><text:span text:style-name="T7">function</text:span><text:span text:style-name="T1">(</text:span><text:span text:style-name="T19">self</text:span><text:span text:style-name="T1">){ </text:span><text:span text:style-name="T7">return</text:span><text:span text:style-name="T6"> </text:span><text:span text:style-name="T1">[[</text:span><text:span text:style-name="T11">'company_id'</text:span><text:span text:style-name="T1">, </text:span><text:span text:style-name="T11">'='</text:span><text:span text:style-name="T1">, self.config.company_id[</text:span><text:span text:style-name="T25">0</text:span><text:span text:style-name="T1">]]]; },<text:line-break/></text:span><text:span text:style-name="T6">  </text:span><text:span text:style-name="T1">loaded: </text:span><text:span text:style-name="T7">function</text:span><text:span text:style-name="T1">(</text:span><text:span text:style-name="T19">self, employees</text:span><text:span text:style-name="T1">) {<text:line-break/></text:span><text:span text:style-name="T6">                        </text:span><text:span text:style-name="T20">// some codes</text:span><text:span text:style-name="T1"><text:line-break/></text:span><text:span text:style-name="T6">          </text:span><text:span text:style-name="T1">}</text:span></text:p>
          </table:table-cell>
        </table:table-row>
      </table:table>
      <text:p text:style-name="P13">}]);</text:p>
      <text:p text:style-name="P9">The loaded function is a handler for uploaded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2:48:42.966220565</meta:creation-date>
    <dc:date>2019-12-02T12:49:26.698176119</dc:date>
    <meta:editing-duration>PT48S</meta:editing-duration>
    <meta:editing-cycles>1</meta:editing-cycles>
    <meta:document-statistic meta:table-count="14" meta:image-count="0" meta:object-count="0" meta:page-count="6" meta:paragraph-count="51" meta:word-count="853" meta:character-count="6911" meta:non-whitespace-character-count="5726"/>
    <meta:generator>LibreOffice/6.0.7.3$Linux_X86_64 LibreOffice_project/00m0$Build-3</meta:generator>
  </office:meta>
</office:document-meta>
</file>